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text-properties style:font-name="Calibri Light1" fo:font-size="18pt" fo:font-weight="bold" style:font-size-asian="18pt" style:font-weight-asian="bold" style:font-size-complex="18pt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yleguide</text:p>
      <text:h text:style-name="Heading_20_1" text:outline-level="1">Dokumente </text:h>
      <text:h text:style-name="Heading_20_2" text:outline-level="2">Benennung</text:h>
      <text:list xml:id="list7331666869064247168" text:style-name="L1">
        <text:list-item>
          <text:p text:style-name="P4">Dokumentenname beginnen mit einem Großbuchstaben</text:p>
        </text:list-item>
        <text:list-item>
          <text:p text:style-name="P4">Besteht eine Benennung aus mehreren Worten, wird durch einen Unterstrich getrennt</text:p>
        </text:list-item>
      </text:list>
      <text:h text:style-name="Heading_20_2" text:outline-level="2">Schriftarten -und größen</text:h>
      <text:list xml:id="list731245840305705120" text:style-name="L2">
        <text:list-item>
          <text:p text:style-name="P5">Dokumentenüberschrift (nicht nummeriert, zB „Styleguide): CalibriLight, fett, 18pt</text:p>
        </text:list-item>
        <text:list-item>
          <text:p text:style-name="P5">Überschrif 1: Calibri Light, fett, 16pt</text:p>
        </text:list-item>
        <text:list-item>
          <text:p text:style-name="P5">Überschrift 2: Calibri Light, fett, 14pt</text:p>
        </text:list-item>
        <text:list-item>
          <text:p text:style-name="P5">Überschrift 3: Calibri Light, fett, 13pt</text:p>
        </text:list-item>
        <text:list-item>
          <text:p text:style-name="P5">Text: Calibri, standard, 12pt</text:p>
        </text:list-item>
        <text:list-item>
          <text:p text:style-name="P5">Text als Überschrift, Hervorhebung: Calibri, fett, 12pt</text:p>
        </text:list-item>
        <text:list-item>
          <text:p text:style-name="P5">(Bsp: Spaltenüberschriften, ID von Anforderungen...)</text:p>
        </text:list-item>
      </text:list>
      <text:h text:style-name="Heading_20_2" text:outline-level="2">Kopf- und Fußzeile</text:h>
      <text:list xml:id="list72693263671713939" text:style-name="L3">
        <text:list-item>
          <text:p text:style-name="P6">Kopfzeile: Calibri, standard, zentriert, 10pt</text:p>
          <text:list>
            <text:list-item>
              <text:p text:style-name="P6">Text: HS Bremen, IFI, SoSe 2017 Programmierpraktikum</text:p>
            </text:list-item>
          </text:list>
        </text:list-item>
        <text:list-item>
          <text:p text:style-name="P6">Fußzeile: Calibri, standard 10pt</text:p>
          <text:list>
            <text:list-item>
              <text:p text:style-name="P6">Datum zentriert und Seitennummerierung rechtsbündig</text:p>
            </text:list-item>
            <text:list-item>
              <text:p text:style-name="P6">Text: Datum und Seitennummerierung: 3/45</text:p>
            </text:list-item>
          </text:list>
        </text:list-item>
      </text:list>
      <text:h text:style-name="Heading_20_1" text:outline-level="1">Quellcode</text:h>
      <text:h text:style-name="Heading_20_2" text:outline-level="2">Zeichenkodierung</text:h>
      <text:list xml:id="list7443670029721870554" text:style-name="L4">
        <text:list-item>
          <text:p text:style-name="P7">UTF-8</text:p>
        </text:list-item>
      </text:list>
      <text:h text:style-name="Heading_20_2" text:outline-level="2">Bennenung<text:tab/></text:h>
      <text:list xml:id="list8616256395471897325" text:style-name="L5">
        <text:list-item>
          <text:p text:style-name="P8">Klassen, Variablen, Methoden werden deutsch benannt</text:p>
        </text:list-item>
        <text:list-item>
          <text:p text:style-name="P8">Namen, die aus mehreren Worten bestehen werden als Camelcase geschrieben</text:p>
          <text:list>
            <text:list-item>
              <text:p text:style-name="P8">Bsp: String newWishListName;</text:p>
            </text:list-item>
            <text:list-item>
              <text:p text:style-name="P8"><text:soft-page-break/>Bsp: public class WhishList;</text:p>
            </text:list-item>
            <text:list-item>
              <text:p text:style-name="P8">Bsp: public String getWhishListName();</text:p>
            </text:list-item>
          </text:list>
        </text:list-item>
      </text:list>
      <text:h text:style-name="Heading_20_3" text:outline-level="3">Klassen</text:h>
      <text:list xml:id="list3150616912741985388" text:style-name="L6">
        <text:list-item>
          <text:p text:style-name="P9">Beginnen mit Großbuchstaben</text:p>
          <text:list>
            <text:list-item>
              <text:p text:style-name="P9">Bsp: public class WhishList;</text:p>
            </text:list-item>
          </text:list>
        </text:list-item>
      </text:list>
      <text:h text:style-name="Heading_20_3" text:outline-level="3">Variablen</text:h>
      <text:list xml:id="list5005695277999901965" text:style-name="L7">
        <text:list-item>
          <text:p text:style-name="P10">Beginnen mit Kleinbuchstaben</text:p>
          <text:list>
            <text:list-item>
              <text:p text:style-name="P10">Bsp: int indexWhishList;</text:p>
            </text:list-item>
            <text:list-item>
              <text:p text:style-name="P10">Bsp: int i;</text:p>
            </text:list-item>
          </text:list>
        </text:list-item>
      </text:list>
      <text:h text:style-name="Heading_20_3" text:outline-level="3">Methoden</text:h>
      <text:list xml:id="list7560091068731563976" text:style-name="L8">
        <text:list-item>
          <text:p text:style-name="P11">Beginnen mit Kleinbuchstaben</text:p>
          <text:list>
            <text:list-item>
              <text:p text:style-name="P11">Bsp: public String getWhishListName();</text:p>
            </text:list-item>
            <text:list-item>
              <text:p text:style-name="P11">Bsp: private void connectDB();</text:p>
            </text:list-item>
          </text:list>
        </text:list-item>
      </text:list>
      <text:h text:style-name="Heading_20_2" text:outline-level="2">Datenbank Benennungen</text:h>
      <text:list xml:id="list2027401538547926364" text:style-name="L9">
        <text:list-item>
          <text:p text:style-name="P12">Nur Kleinbuchstaben</text:p>
        </text:list-item>
        <text:list-item>
          <text:p text:style-name="P12">Unterstrich zur Trennung von Bennenungen aus mehreren Worten</text:p>
        </text:list-item>
      </text:list>
      <text:h text:style-name="Heading_20_2" text:outline-level="2">Quellcodeformatierung</text:h>
      <text:h text:style-name="Heading_20_3" text:outline-level="3">Zeilenlänge</text:h>
      <text:list xml:id="list1836758763129064972" text:style-name="L10">
        <text:list-item>
          <text:p text:style-name="P13">Zeilenlänge: maximal 150 Zeichen</text:p>
        </text:list-item>
      </text:list>
      <text:h text:style-name="Heading_20_3" text:outline-level="3">Einrückung</text:h>
      <text:list xml:id="list8153822328242441407" text:style-name="L11">
        <text:list-item>
          <text:p text:style-name="P14">Konstant nach gültigen Konventionen einrücken, mit Tabulator Taste</text:p>
        </text:list-item>
        <text:list-item>
          <text:p text:style-name="P14">Bsp:</text:p>
          <text:p text:style-name="P14">public class Example(){</text:p>
          <text:list>
            <text:list-header>
              <text:p text:style-name="P14">private String exampleString;</text:p>
              <text:p text:style-name="P14">public void main(String[] args){</text:p>
              <text:list>
                <text:list-header>
                  <text:p text:style-name="P14">if(true){</text:p>
                  <text:list>
                    <text:list-header>
                      <text:p text:style-name="P14">System.out.println(„xy“);</text:p>
                    </text:list-header>
                  </text:list>
                  <text:p text:style-name="P14"><text:soft-page-break/>}</text:p>
                </text:list-header>
              </text:list>
              <text:p text:style-name="P14">}</text:p>
            </text:list-header>
          </text:list>
          <text:p text:style-name="P14">}</text:p>
        </text:list-item>
      </text:list>
      <text:h text:style-name="Heading_20_3" text:outline-level="3">Leerzeichen</text:h>
      <text:list xml:id="list1606853450614194310" text:style-name="L12">
        <text:list-item>
          <text:p text:style-name="P15">Vor und nach Vergleichsoperatoren</text:p>
        </text:list-item>
        <text:list-item>
          <text:p text:style-name="P15">Keine Leerzeichen zwischen Schlüsselwort und Klammer</text:p>
        </text:list-item>
        <text:list-item>
          <text:p text:style-name="P15">Keine Leerzeichen zwischen öffnender Klammer und erstem Inhalt sowie letztem Inhalt und schließender Klammer</text:p>
          <text:list>
            <text:list-item>
              <text:p text:style-name="P15">Bsp: if(zahl == 1){...}</text:p>
            </text:list-item>
            <text:list-item>
              <text:p text:style-name="P15">for(int i = 0; i &lt; array.length; i++){...}</text:p>
            </text:list-item>
          </text:list>
        </text:list-item>
      </text:list>
      <text:h text:style-name="Heading_20_2" text:outline-level="2">Kommentare</text:h>
      <text:list xml:id="list4107697675100049471" text:style-name="L13">
        <text:list-item>
          <text:p text:style-name="P16">Kommentare werden auf deutsch geschrieben</text:p>
        </text:list-item>
        <text:list-item>
          <text:p text:style-name="P16">Kommentare werden als javadoc Kommentare geschrieben</text:p>
        </text:list-item>
        <text:list-item>
          <text:p text:style-name="P16">Methoden kommentieren:</text:p>
          <text:p text:style-name="P16">/**Dies ist ein Kommentar text text text text text text text text text text text text text text </text:p>
          <text:p text:style-name="P16">* über mehrere Zeilen text text text text vtext text </text:p>
          <text:p text:style-name="P16"><text:a xlink:type="simple" xlink:href="mailto:*@param" text:style-name="Internet_20_link" text:visited-style-name="Visited_20_Internet_20_Link">*@param</text:a> eingabeparam</text:p>
          <text:p text:style-name="P16"><text:a xlink:type="simple" xlink:href="mailto:*@return" text:style-name="Internet_20_link" text:visited-style-name="Visited_20_Internet_20_Link">*@return</text:a> ausgabeparam</text:p>
          <text:p text:style-name="P16"><text:a xlink:type="simple" xlink:href="mailto:*@see" text:style-name="Internet_20_link" text:visited-style-name="Visited_20_Internet_20_Link">*@see</text:a> relevanteMethode</text:p>
          <text:p text:style-name="P16">*/</text:p>
        </text:list-item>
        <text:list-item>
          <text:p text:style-name="P16">Klassen kommentieren:</text:p>
          <text:p text:style-name="P16">/**Dies ist ein Kommentar text text text text text text text text text text text text text text </text:p>
          <text:p text:style-name="P16">* über mehrere Zeilen text text text text vtext text </text:p>
          <text:p text:style-name="P16"><text:a xlink:type="simple" xlink:href="mailto:*@author" text:style-name="Internet_20_link" text:visited-style-name="Visited_20_Internet_20_Link">*@author</text:a> Autorin</text:p>
          <text:p text:style-name="P16">*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alibri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alibri Light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libri Light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 Light" fo:font-size="13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HS Bremen, IFI, SoSe 2017 Programmierpraktikum</text:p>
      </style:header>
      <style:footer>
        <text:p text:style-name="MP2"><text:tab/><text:date style:data-style-name="N37" text:date-value="2017-05-05T18:20:58.23" text:fixed="true">05.05.17</text:date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skia Rütjerodt</meta:initial-creator>
    <meta:creation-date>2017-05-05T15:16:06.51</meta:creation-date>
    <dc:date>2017-06-05T13:29:26.45</dc:date>
    <dc:creator>Saskia Rütjerodt</dc:creator>
    <meta:editing-duration>PT3H15M25S</meta:editing-duration>
    <meta:editing-cycles>14</meta:editing-cycles>
    <meta:generator>OpenOffice/4.1.3$Win32 OpenOffice.org_project/413m1$Build-9783</meta:generator>
    <meta:document-statistic meta:table-count="0" meta:image-count="0" meta:object-count="0" meta:page-count="3" meta:paragraph-count="79" meta:word-count="400" meta:character-count="2620"/>
  </office:meta>
</office:document-meta>
</file>